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loext:graphic-properties draw:fill="none"/>
      <style:paragraph-properties fo:margin-left="0cm" fo:margin-right="0cm" fo:line-height="115%" fo:text-align="justify" style:justify-single-word="false" fo:text-indent="0cm" style:auto-text-indent="false" fo:background-color="transparent"/>
      <style:text-properties style:text-position="0% 100%" fo:font-size="14pt" officeooo:rsid="001105df" officeooo:paragraph-rsid="001105df" style:font-size-asian="14pt" style:font-size-complex="14pt"/>
    </style:style>
    <style:style style:name="P2" style:family="paragraph" style:parent-style-name="Standard">
      <loext:graphic-properties draw:fill="none"/>
      <style:paragraph-properties fo:margin-left="0cm" fo:margin-right="0cm" fo:line-height="115%" fo:text-align="justify" style:justify-single-word="false" fo:text-indent="0cm" style:auto-text-indent="false" fo:background-color="transparent"/>
      <style:text-properties style:text-position="0% 100%" fo:font-size="14pt" officeooo:rsid="001105df" officeooo:paragraph-rsid="001840a9" style:font-size-asian="14pt" style:font-size-complex="14pt"/>
    </style:style>
    <style:style style:name="P3" style:family="paragraph" style:parent-style-name="Standard">
      <loext:graphic-properties draw:fill="none"/>
      <style:paragraph-properties fo:margin-left="0cm" fo:margin-right="0cm" fo:line-height="115%" fo:text-align="justify" style:justify-single-word="false" fo:text-indent="0cm" style:auto-text-indent="false" fo:background-color="transparent"/>
      <style:text-properties style:text-position="0% 100%" fo:font-size="14pt" officeooo:rsid="00131550" officeooo:paragraph-rsid="00131550" style:font-size-asian="14pt" style:font-size-complex="14pt"/>
    </style:style>
    <style:style style:name="P4" style:family="paragraph" style:parent-style-name="Standard">
      <loext:graphic-properties draw:fill="none"/>
      <style:paragraph-properties fo:margin-left="0cm" fo:margin-right="0cm" fo:line-height="115%" fo:text-align="justify" style:justify-single-word="false" fo:text-indent="0cm" style:auto-text-indent="false" fo:background-color="transparent"/>
      <style:text-properties style:text-position="0% 100%" fo:font-size="14pt" officeooo:rsid="00143cc8" officeooo:paragraph-rsid="00143cc8" style:font-size-asian="14pt" style:font-size-complex="14pt"/>
    </style:style>
    <style:style style:name="P5" style:family="paragraph" style:parent-style-name="Standard">
      <loext:graphic-properties draw:fill="none"/>
      <style:paragraph-properties fo:margin-left="0cm" fo:margin-right="0cm" fo:line-height="115%" fo:text-align="justify" style:justify-single-word="false" fo:text-indent="0cm" style:auto-text-indent="false" fo:background-color="transparent"/>
      <style:text-properties style:text-position="0% 100%" fo:font-size="14pt" officeooo:rsid="00153658" officeooo:paragraph-rsid="00153658" style:font-size-asian="14pt" style:font-size-complex="14pt"/>
    </style:style>
    <style:style style:name="P6" style:family="paragraph" style:parent-style-name="Standard">
      <loext:graphic-properties draw:fill="none"/>
      <style:paragraph-properties fo:margin-left="0cm" fo:margin-right="0cm" fo:line-height="115%" fo:text-align="justify" style:justify-single-word="false" fo:text-indent="0cm" style:auto-text-indent="false" fo:background-color="transparent"/>
      <style:text-properties style:text-position="0% 100%" fo:font-size="14pt" officeooo:rsid="00166264" officeooo:paragraph-rsid="00166264" style:font-size-asian="14pt" style:font-size-complex="14pt"/>
    </style:style>
    <style:style style:name="P7" style:family="paragraph" style:parent-style-name="Standard">
      <loext:graphic-properties draw:fill="none"/>
      <style:paragraph-properties fo:margin-left="0cm" fo:margin-right="0cm" fo:line-height="115%" fo:text-align="justify" style:justify-single-word="false" fo:text-indent="0cm" style:auto-text-indent="false" fo:background-color="transparent"/>
      <style:text-properties fo:font-size="14pt" officeooo:rsid="001105df" officeooo:paragraph-rsid="001105df" style:font-size-asian="14pt" style:font-size-complex="14pt"/>
    </style:style>
    <style:style style:name="P8" style:family="paragraph" style:parent-style-name="Standard" style:master-page-name="">
      <loext:graphic-properties draw:fill="none"/>
      <style:paragraph-properties fo:margin-left="0cm" fo:margin-right="0cm" fo:line-height="115%" fo:text-align="justify" style:justify-single-word="false" fo:text-indent="0cm" style:auto-text-indent="false" style:page-number="auto" fo:background-color="transparent"/>
      <style:text-properties fo:font-size="14pt" officeooo:rsid="001090a6" officeooo:paragraph-rsid="001090a6" style:font-size-asian="14pt" style:font-size-complex="14pt"/>
    </style:style>
    <style:style style:name="P9" style:family="paragraph" style:parent-style-name="Standard">
      <style:paragraph-properties fo:line-height="115%" fo:text-align="justify" style:justify-single-word="false"/>
      <style:text-properties fo:font-size="14pt" officeooo:rsid="000decf2" officeooo:paragraph-rsid="000decf2" style:font-size-asian="14pt" style:font-size-complex="14pt"/>
    </style:style>
    <style:style style:name="P10" style:family="paragraph" style:parent-style-name="Standard">
      <style:paragraph-properties fo:line-height="115%" fo:text-align="justify" style:justify-single-word="false"/>
      <style:text-properties fo:font-size="14pt" officeooo:rsid="000f5794" officeooo:paragraph-rsid="000f5794" style:font-size-asian="14pt" style:font-size-complex="14pt"/>
    </style:style>
    <style:style style:name="P11" style:family="paragraph" style:parent-style-name="Standard">
      <style:paragraph-properties fo:line-height="115%" fo:text-align="justify" style:justify-single-word="false"/>
      <style:text-properties fo:font-size="14pt" officeooo:rsid="001090a6" officeooo:paragraph-rsid="001090a6" style:font-size-asian="14pt" style:font-size-complex="14pt"/>
    </style:style>
    <style:style style:name="P12" style:family="paragraph" style:parent-style-name="Standard">
      <style:paragraph-properties fo:line-height="115%" fo:text-align="justify" style:justify-single-word="false"/>
      <style:text-properties fo:font-size="14pt" officeooo:rsid="00131550" officeooo:paragraph-rsid="00131550" style:font-size-asian="14pt" style:font-size-complex="14pt"/>
    </style:style>
    <style:style style:name="P13" style:family="paragraph" style:parent-style-name="Standard">
      <style:paragraph-properties fo:line-height="115%" fo:text-align="justify" style:justify-single-word="false"/>
      <style:text-properties fo:font-size="14pt" officeooo:rsid="00131550" officeooo:paragraph-rsid="00166264" style:font-size-asian="14pt" style:font-size-complex="14pt"/>
    </style:style>
    <style:style style:name="P14" style:family="paragraph" style:parent-style-name="Standard">
      <style:paragraph-properties fo:line-height="115%" fo:text-align="justify" style:justify-single-word="false"/>
      <style:text-properties fo:font-size="14pt" officeooo:rsid="00153658" officeooo:paragraph-rsid="00153658" style:font-size-asian="14pt" style:font-size-complex="14pt"/>
    </style:style>
    <style:style style:name="P15" style:family="paragraph" style:parent-style-name="Standard">
      <style:paragraph-properties fo:line-height="115%" fo:text-align="justify" style:justify-single-word="false"/>
      <style:text-properties fo:font-size="14pt" officeooo:rsid="00166264" officeooo:paragraph-rsid="00166264" style:font-size-asian="14pt" style:font-size-complex="14pt"/>
    </style:style>
    <style:style style:name="P16" style:family="paragraph" style:parent-style-name="Standard">
      <style:paragraph-properties fo:line-height="115%" fo:text-align="justify" style:justify-single-word="false"/>
      <style:text-properties fo:font-size="14pt" officeooo:rsid="001722bc" officeooo:paragraph-rsid="001722bc" style:font-size-asian="14pt" style:font-size-complex="14pt"/>
    </style:style>
    <style:style style:name="P17" style:family="paragraph" style:parent-style-name="Standard">
      <style:paragraph-properties fo:line-height="115%" fo:text-align="justify" style:justify-single-word="false"/>
      <style:text-properties fo:font-size="14pt" style:text-underline-style="solid" style:text-underline-width="auto" style:text-underline-color="font-color" officeooo:rsid="00166264" officeooo:paragraph-rsid="00166264" style:font-size-asian="14pt" style:font-size-complex="14pt"/>
    </style:style>
    <style:style style:name="P18" style:family="paragraph" style:parent-style-name="Standard">
      <style:paragraph-properties fo:line-height="115%" fo:text-align="center" style:justify-single-word="false"/>
      <style:text-properties fo:font-size="18pt" fo:font-weight="bold" officeooo:rsid="00166264" officeooo:paragraph-rsid="00166264" style:font-size-asian="18pt" style:font-weight-asian="bold" style:font-size-complex="18pt" style:font-weight-complex="bold"/>
    </style:style>
    <style:style style:name="P19" style:family="paragraph" style:parent-style-name="Standard">
      <style:paragraph-properties fo:line-height="115%" fo:text-align="justify" style:justify-single-word="false"/>
      <style:text-properties fo:font-size="14pt" officeooo:rsid="00166264" officeooo:paragraph-rsid="00166264" style:font-size-asian="14pt" style:font-size-complex="14pt"/>
    </style:style>
    <style:style style:name="P20" style:family="paragraph" style:parent-style-name="Standard">
      <style:paragraph-properties fo:line-height="115%" fo:text-align="justify" style:justify-single-word="false"/>
      <style:text-properties fo:font-size="14pt" officeooo:rsid="001b84b1" officeooo:paragraph-rsid="001b84b1" style:font-size-asian="14pt" style:font-size-complex="14pt"/>
    </style:style>
    <style:style style:name="P21" style:family="paragraph" style:parent-style-name="Standard">
      <style:paragraph-properties fo:line-height="115%" fo:text-align="justify" style:justify-single-word="false"/>
      <style:text-properties style:text-position="0% 100%" fo:font-size="14pt" officeooo:rsid="001090a6" officeooo:paragraph-rsid="001090a6" style:font-size-asian="14pt" style:font-size-complex="14pt"/>
    </style:style>
    <style:style style:name="P22" style:family="paragraph" style:parent-style-name="Standard">
      <style:paragraph-properties fo:line-height="115%" fo:text-align="justify" style:justify-single-word="false"/>
      <style:text-properties fo:color="#c9211e" fo:font-size="14pt" officeooo:rsid="001b84b1" officeooo:paragraph-rsid="001b84b1" style:font-size-asian="14pt" style:font-size-complex="14pt"/>
    </style:style>
    <style:style style:name="T1" style:family="text">
      <style:text-properties officeooo:rsid="000f5794"/>
    </style:style>
    <style:style style:name="T2" style:family="text">
      <style:text-properties officeooo:rsid="001090a6"/>
    </style:style>
    <style:style style:name="T3" style:family="text">
      <style:text-properties style:text-position="super 58%"/>
    </style:style>
    <style:style style:name="T4" style:family="text">
      <style:text-properties style:text-position="0% 100%"/>
    </style:style>
    <style:style style:name="T5" style:family="text">
      <style:text-properties style:text-position="0% 100%" officeooo:rsid="0010cb05"/>
    </style:style>
    <style:style style:name="T6" style:family="text">
      <style:text-properties style:text-position="0% 100%" officeooo:rsid="001105df"/>
    </style:style>
    <style:style style:name="T7" style:family="text">
      <style:text-properties style:text-position="0% 100%" officeooo:rsid="001722bc"/>
    </style:style>
    <style:style style:name="T8" style:family="text">
      <style:text-properties style:text-position="0% 100%" officeooo:rsid="001840a9"/>
    </style:style>
    <style:style style:name="T9" style:family="text">
      <style:text-properties officeooo:rsid="00131550"/>
    </style:style>
    <style:style style:name="T10" style:family="text">
      <style:text-properties officeooo:rsid="00143cc8"/>
    </style:style>
    <style:style style:name="T11" style:family="text">
      <style:text-properties officeooo:rsid="00153658"/>
    </style:style>
    <style:style style:name="T12" style:family="text">
      <style:text-properties officeooo:rsid="00166264"/>
    </style:style>
    <style:style style:name="T13" style:family="text">
      <style:text-properties style:text-underline-style="solid" style:text-underline-width="auto" style:text-underline-color="font-color"/>
    </style:style>
    <style:style style:name="T14" style:family="text">
      <style:text-properties officeooo:rsid="001722bc"/>
    </style:style>
    <style:style style:name="T15" style:family="text">
      <style:text-properties officeooo:rsid="001840a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Année 1860</text:p>
      <text:p text:style-name="P18">Page 8</text:p>
      <text:p text:style-name="P20"/>
      <text:p text:style-name="P22">UPDATE : imaginons que je rajoute du texte.</text:p>
      <text:p text:style-name="P9"/>
      <text:p text:style-name="P15"><text:span text:style-name="T13">Documentation </text:span>:</text:p>
      <text:p text:style-name="P9">_ : <text:span text:style-name="T9">mot non trouvé</text:span></text:p>
      <text:p text:style-name="P12">[ ] : mot lu mais non sûre</text:p>
      <text:p text:style-name="P15">Pour plus de clarté à la lecture :</text:p>
      <text:p text:style-name="P13"><text:tab/>- Les majuscules en début de ligne ont été rétablies.</text:p>
      <text:p text:style-name="P12"><text:tab/>- Un tiret (-) a été ajouté entre le numéro de ligne et le mot le <text:span text:style-name="T12">suivant.</text:span></text:p>
      <text:p text:style-name="P14"><text:tab/>- <text:span text:style-name="T12">J</text:span>’ai pris la liberté de faire un retour à la ligne entre chaque jours.</text:p>
      <text:p text:style-name="P14"/>
      <text:p text:style-name="P17">Début de la transcription :</text:p>
      <text:p text:style-name="P9"/>
      <text:p text:style-name="P9">A<text:span text:style-name="T12">vril. 16 - </text:span>Les travaux de dallage en <text:span text:style-name="T12">marbre</text:span> du choeur se poursuivent ainsi</text:p>
      <text:p text:style-name="P9">que ceux des chapelles basses de la nef <text:span text:style-name="T12">Nord.</text:span>. <text:span text:style-name="T12">O</text:span>n <text:span text:style-name="T12">monte</text:span> les petits</text:p>
      <text:p text:style-name="P9">echafaudages <text:span text:style-name="T12">légers</text:span> _ <text:span text:style-name="T12">[</text:span>n<text:span text:style-name="T12">ou</text:span>s<text:span text:style-name="T12">]</text:span> du grand _ pour la plomberie des</text:p>
      <text:p text:style-name="P9">quatre grands contre<text:span text:style-name="T12">fiches</text:span> de la flèche <text:span text:style-name="T1">formant _ </text:span><text:span text:style-name="T14">destinés </text:span><text:span text:style-name="T1">à recevoir</text:span></text:p>
      <text:p text:style-name="P10">les figures des ap<text:span text:style-name="T14">ô</text:span>tres. Pose des chev<text:span text:style-name="T14">r</text:span>ons de la charpente _ tr<text:span text:style-name="T14">avée </text:span>de la nef.</text:p>
      <text:p text:style-name="P10"/>
      <text:p text:style-name="P10"><text:span text:style-name="T14">18 - </text:span>On a commencé le grattage des voutes hautes du <text:span text:style-name="T14">transcept Sud</text:span> au moyen</text:p>
      <text:p text:style-name="P10">de l’échafaudage du <text:span text:style-name="T14">transept</text:span> <text:span text:style-name="T2">Nord </text:span><text:span text:style-name="T14">qui a été remonté. On pose la serrure des</text:span></text:p>
      <text:p text:style-name="P16">fenetres hautes du transept Nord face Est.</text:p>
      <text:p text:style-name="P16"/>
      <text:p text:style-name="P11">20 - <text:span text:style-name="T14">L</text:span>es travaux de charpente et de <text:span text:style-name="T14">[</text:span>vol<text:span text:style-name="T14">]</text:span>_ se poursuivent sur le grand <text:span text:style-name="T14">[com</text:span>ble<text:span text:style-name="T14">]</text:span></text:p>
      <text:p text:style-name="P11">au dessus de la dernière travée de la nef et de la première du choeur. <text:span text:style-name="T14">L</text:span>a dépose</text:p>
      <text:p text:style-name="P11">de la charpente (1<text:span text:style-name="T3">ere <text:s/></text:span><text:span text:style-name="T4">travée) du </text:span><text:span text:style-name="T7">transept Sud</text:span><text:span text:style-name="T4"> se pursuit _ _</text:span></text:p>
      <text:p text:style-name="P21"/>
      <text:p text:style-name="P8"><text:span text:style-name="T4">22 - </text:span><text:span text:style-name="T7">O</text:span><text:span text:style-name="T5">n a apres jour_tement les _ </text:span><text:span text:style-name="T6">de tapisserue au dessus des _</text:span></text:p>
      <text:p text:style-name="P1">de la porte de la _ au dessous de la tour du Sud (vol commis à la _₎</text:p>
      <text:p text:style-name="P1"/>
      <text:p text:style-name="P1">25 – <text:span text:style-name="T15">On entamme</text:span> la pose du dallage en marbre dans les chapelles basses</text:p>
      <text:p text:style-name="P1">de la nef coté du Nord, ainsi que celui du choeur.</text:p>
      <text:p text:style-name="P1"/>
      <text:p text:style-name="P7"><text:span text:style-name="T4">27 - </text:span><text:span text:style-name="T8">L</text:span><text:span text:style-name="T4">e _ de la tr</text:span><text:span text:style-name="T8">avée</text:span><text:span text:style-name="T4"> de charpente au dessus de la 1</text:span><text:span text:style-name="T3">ère</text:span><text:span text:style-name="T4"> t</text:span><text:span text:style-name="T8">ravée</text:span><text:span text:style-name="T4"> du choeur est terminé</text:span></text:p>
      <text:p text:style-name="P1">ainsi que la pose des [chemin] que l’on commence à garnir en plomb. <text:span text:style-name="T15">O</text:span>n pose</text:p>
      <text:p text:style-name="P1">le _ sur la <text:span text:style-name="T15">travée</text:span> de charpente au dessus de la nef. <text:span text:style-name="T15">L</text:span>es plombiers</text:p>
      <text:p text:style-name="P2"><text:soft-page-break/>ont commençé à garnir en plomb <text:span text:style-name="T15">les entrefiches _ _ a l’intersection</text:span></text:p>
      <text:p text:style-name="P2"><text:span text:style-name="T15">des combles</text:span>.</text:p>
      <text:p text:style-name="P3">30 - On a terminé la pose de la verrière de Mr Maréchal a <text:span text:style-name="T15">l’_ haute </text:span>de la </text:p>
      <text:p text:style-name="P3">1ere travée du choeur Sud ainsi que celle de la petite <text:span text:style-name="T15">rose</text:span> placée au dessous.</text:p>
      <text:p text:style-name="P3">Continuation du grattage des voutes hautes du transept Sud et _ de</text:p>
      <text:p text:style-name="P3">la charpente au dessus. Vitrerie des oeils du soubassement de la flèche.</text:p>
      <text:p text:style-name="P3"/>
      <text:p text:style-name="P3">Septembre 1<text:span text:style-name="T3">er</text:span> – On <text:span text:style-name="T10">continue la pose du dallage des chapelles basses de la nef Nord</text:span></text:p>
      <text:p text:style-name="P3"><text:span text:style-name="T10">on termine </text:span><text:span text:style-name="T15">celui</text:span><text:span text:style-name="T10"> du choeur et l’on commence les raccords de dallage dans</text:span></text:p>
      <text:p text:style-name="P4">les bas cotés qui pourtourent le sanctuaire.</text:p>
      <text:p text:style-name="P4"/>
      <text:p text:style-name="P4">4 – On poursuit la _ de la <text:span text:style-name="T15">facade</text:span> du transept Sud ainsi que de la charpente.</text:p>
      <text:p text:style-name="P4">On termine la pose des chevrons et des _ du dessus de la dernière</text:p>
      <text:p text:style-name="P4">travée de la nef. Pose des verrières de la <text:span text:style-name="T15">rose</text:span> et de la _ <text:span text:style-name="T11">croisée au dessus (côté <text:tab/>Nord choeur)</text:span></text:p>
      <text:p text:style-name="P4"/>
      <text:p text:style-name="P5">7 – Continuation des travaux de plomberie pour revêtir les quatre contre<text:span text:style-name="T15">fiches</text:span></text:p>
      <text:p text:style-name="P5">de la flèche formant _ dans les _ des combles. Pose des verrières</text:p>
      <text:p text:style-name="P5">des petites <text:span text:style-name="T12">roses</text:span> ainsi que des fenetres qui les surmonttent sur la face Est du</text:p>
      <text:p text:style-name="P5">transcept Nord.</text:p>
      <text:p text:style-name="P5"/>
      <text:p text:style-name="P5">10 – Le grattage de voutes hautes du transcept Sud se poursuivent, ainsi que</text:p>
      <text:p text:style-name="P5">la dépose des _ qui flanquent lepignon et la corniche formant passage</text:p>
      <text:p text:style-name="P5">au dessus de la <text:span text:style-name="T12">rose</text:span> du transcept Sud.</text:p>
      <text:p text:style-name="P5"/>
      <text:p text:style-name="P5">12 – On commence la plomberie de la partie de charpente qui a été refaite</text:p>
      <text:p text:style-name="P5">au dessus de la première travée du choeur <text:span text:style-name="T12">les [macons] [disposant] l’échafaudage</text:span></text:p>
      <text:p text:style-name="P6">pour les grattage et le repositionnement de la face intérieure du transcept Sud</text:p>
      <text:p text:style-name="P6">du côté de la nef.</text:p>
      <text:p text:style-name="P6"/>
      <text:p text:style-name="P6">15 – On poursuit activement la dépose de la facade du transcept Sud. On</text:p>
      <text:p text:style-name="P6">commence à [demonter] la grande rose centrale. Les charpentiers préparent le</text:p>
      <text:p text:style-name="P6">levage des fermes de la charpente neuve pour couvrir le transcept Sud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15T21:10:04.083000000</meta:creation-date>
    <meta:generator>LibreOffice/6.4.7.2$Linux_X86_64 LibreOffice_project/40$Build-2</meta:generator>
    <dc:date>2021-11-17T12:50:14.320507600</dc:date>
    <meta:editing-duration>PT2H16M43S</meta:editing-duration>
    <meta:editing-cycles>3</meta:editing-cycles>
    <meta:document-statistic meta:table-count="0" meta:image-count="0" meta:object-count="0" meta:page-count="2" meta:paragraph-count="55" meta:word-count="640" meta:character-count="3309" meta:non-whitespace-character-count="2711"/>
  </office:meta>
</office:document-meta>
</file>